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40000024778B4D407749C50C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Softwareprojekt: CarrierTracking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Ziel: Ermittlung der Position der Ladungsträger in einem Raum mittels QR-Code auf den Ladungsträgern und Kamera an der Decke welche den QR-Code scannt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.507cm, 0cm, 0.37cm)" draw:image-opacity="2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7.999cm" svg:height="15.75cm" svg:x="0.001cm" svg:y="0cm">
        <draw:image xlink:href="Pictures/10000000000004740000024778B4D407749C50CA.jpg" xlink:type="simple" xlink:show="embed" xlink:actuate="onLoad" loext:mime-type="image/jpeg">
          <text:p/>
        </draw:image>
      </draw:fra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5T09:02:22.594000000</meta:creation-date>
    <dc:date>2020-11-25T09:15:39.934000000</dc:date>
    <meta:editing-duration>PT1M26S</meta:editing-duration>
    <meta:editing-cycles>1</meta:editing-cycles>
    <meta:generator>LibreOffice/6.3.4.2$Windows_X86_64 LibreOffice_project/60da17e045e08f1793c57c00ba83cdfce946d0aa</meta:generator>
    <meta:document-statistic meta:object-count="34"/>
  </office:meta>
</office:document-meta>
</file>